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1ca7" officeooo:paragraph-rsid="00051ca7"/>
    </style:style>
    <style:style style:name="P2" style:family="paragraph" style:parent-style-name="Preformatted_20_Text">
      <style:text-properties fo:font-variant="normal" fo:text-transform="none" fo:color="#0d0d0d" style:font-name="Courier New" fo:font-size="10.5pt" fo:letter-spacing="normal" fo:font-style="normal" fo:font-weight="normal" officeooo:rsid="00051ca7" officeooo:paragraph-rsid="00051ca7"/>
    </style:style>
    <style:style style:name="P3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0d0d0d" style:font-name="Courier New" fo:font-size="10.5pt" fo:letter-spacing="normal" fo:font-style="normal" fo:font-weight="normal"/>
    </style:style>
    <style:style style:name="P4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0d0d0d" fo:letter-spacing="normal"/>
    </style:style>
    <style:style style:name="P5" style:family="paragraph" style:parent-style-name="Preformatted_20_Text">
      <style:paragraph-properties fo:margin-top="0in" fo:margin-bottom="0in" loext:contextual-spacing="false" fo:orphans="2" fo:widows="2"/>
    </style:style>
    <style:style style:name="T1" style:family="text">
      <style:text-properties style:font-name="Courier New" fo:font-size="10.5pt"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turn Lanes</text:p>
      <text:p text:style-name="P1"/>
      <text:p text:style-name="P2"><text:bookmark text:name="faqspan-3"/>Return Lane Bonus <text:s text:c="56"/>[BN!]</text:p>
      <text:p text:style-name="P3">------------------------------</text:p>
      <text:p text:style-name="P3">&gt; Awarded when the Ball passes a Return Lane when the associated Return Lane</text:p>
      <text:p text:style-name="P4"><text:s text:c="2"/><text:span text:style-name="T1">Light is lit.</text:span></text:p>
      <text:p text:style-name="P5"/>
      <text:p text:style-name="P3">&gt; Return Lane Lights are lit by hitting the Spacewarp Rollover.</text:p>
      <text:p text:style-name="P4"><text:s text:c="8"/><text:span text:style-name="T1">- Fixed value: 25,000 points</text:span></text:p>
      <text:p text:style-name="P5"/>
      <text:p text:style-name="P3">&gt; Once the bonus is awarded the Return Lane Light is extinguished.</text:p>
      <text:p text:style-name="P1"/>
      <text:p text:style-name="P2"><text:bookmark text:name="faqspan-1"/>Return Lanes</text:p>
      <text:p text:style-name="P4"><text:s text:c="8"/><text:span text:style-name="T1">- 2 Lanes located at the lower-left &amp; lower-right corners of the Table.</text:span></text:p>
      <text:p text:style-name="P4"><text:s text:c="8"/><text:span text:style-name="T1">- Pass this lane and the Ball returns to one of the Flippers.</text:span></text:p>
      <text:p text:style-name="P4"><text:s text:c="8"/><text:span text:style-name="T1">- Extra Points are awarded if the Return Lane Light is lit.</text:span></text:p>
      <text:p text:style-name="P4"><text:s text:c="16"/><text:span text:style-name="T1">* Lane Pass <text:s/>– 5000 points</text:span></text:p>
      <text:p text:style-name="P4"><text:s text:c="16"/><text:span text:style-name="T1">* Lane Light – 25,000 points</text:span></text:p>
      <text:p text:style-name="P4"><text:s text:c="8"/><text:span text:style-name="T1">- Light the Return Lane Lights by hitting the Space Warp Rollover.</text:span></text:p>
      <text:p text:style-name="P4"><text:span text:style-name="T1"/></text:p>
      <text:p text:style-name="P2"><text:bookmark text:name="faqspan-11"/>&gt; Space Warp Rollover</text:p>
      <text:p text:style-name="P4"><text:s text:c="8"/><text:span text:style-name="T1">- Single round green Rollover at the top-left of the Table below the</text:span></text:p>
      <text:p text:style-name="P4"><text:s text:c="10"/><text:span text:style-name="T1">Satellite Bumper.</text:span></text:p>
      <text:p text:style-name="P4"><text:s text:c="8"/><text:span text:style-name="T1">- Hit this Rollover to turn on the Return Lane Lights.</text:span></text:p>
      <text:p text:style-name="P4"><text:s text:c="16"/><text:span text:style-name="T1">* This element is worth 0 points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1T11:38:23.414000000</meta:creation-date>
    <meta:editing-duration>PT3M19S</meta:editing-duration>
    <meta:editing-cycles>2</meta:editing-cycles>
    <meta:generator>LibreOffice/6.2.3.2$Windows_X86_64 LibreOffice_project/aecc05fe267cc68dde00352a451aa867b3b546ac</meta:generator>
    <dc:date>2025-01-21T12:10:22.280000000</dc:date>
    <meta:document-statistic meta:table-count="0" meta:image-count="0" meta:object-count="0" meta:page-count="1" meta:paragraph-count="20" meta:word-count="151" meta:character-count="999" meta:non-whitespace-character-count="693"/>
  </office:meta>
</office:document-meta>
</file>